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3.4839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83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52"/>
    <style:style style:name="ce4" style:family="table-cell" style:parent-style-name="Default" style:data-style-name="N121">
      <style:table-cell-properties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121"/>
    <style:style style:name="ce7" style:family="table-cell" style:parent-style-name="Default" style:data-style-name="N61"/>
    <style:style style:name="ce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style-name="ce9"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Curve Type</text:p>
          </table:table-cell>
          <table:table-cell table:number-columns-repeated="4" table:style-name="ce1" office:value-type="string" calcext:value-type="string">
            <text:p>ELLIPSE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User Feedrate Command FC (mm/s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User Lamda Acceleration Safety Factor</text:p>
          </table:table-cell>
          <table:table-cell table:number-columns-repeated="4" table:style-name="ce1" office:value-type="float" office:value="0.18" calcext:value-type="float">
            <text:p>0.18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otal number interpolated points</text:p>
          </table:table-cell>
          <table:table-cell table:style-name="ce1" office:value-type="float" office:value="21575" calcext:value-type="float">
            <text:p>21575</text:p>
          </table:table-cell>
          <table:table-cell table:style-name="ce1" office:value-type="float" office:value="11296" calcext:value-type="float">
            <text:p>11296</text:p>
          </table:table-cell>
          <table:table-cell table:style-name="ce1" office:value-type="float" office:value="8338" calcext:value-type="float">
            <text:p>8338</text:p>
          </table:table-cell>
          <table:table-cell table:style-name="ce1" office:value-type="float" office:value="7351" calcext:value-type="float">
            <text:p>7351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Total chord length (mm)</text:p>
          </table:table-cell>
          <table:table-cell table:style-name="ce4" office:value-type="float" office:value="215.6436625529" calcext:value-type="float">
            <text:p>2.156436625529E+02</text:p>
          </table:table-cell>
          <table:table-cell table:style-name="ce4" office:value-type="float" office:value="215.6499358521" calcext:value-type="float">
            <text:p>2.156499358521E+02</text:p>
          </table:table-cell>
          <table:table-cell table:style-name="ce4" office:value-type="float" office:value="215.6478426167" calcext:value-type="float">
            <text:p>2.156478426167E+02</text:p>
          </table:table-cell>
          <table:table-cell table:style-name="ce4" office:value-type="float" office:value="215.6438551446" calcext:value-type="float">
            <text:p>2.156438551446E+02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Average chord length (mm)</text:p>
          </table:table-cell>
          <table:table-cell table:style-name="ce4" office:value-type="float" office:value="0.009995534557936" calcext:value-type="float">
            <text:p>9.995534557936E-03</text:p>
          </table:table-cell>
          <table:table-cell table:style-name="ce4" office:value-type="float" office:value="0.01909251313431" calcext:value-type="float">
            <text:p>1.909251313431E-02</text:p>
          </table:table-cell>
          <table:table-cell table:style-name="ce4" office:value-type="float" office:value="0.02586635991565" calcext:value-type="float">
            <text:p>2.586635991565E-02</text:p>
          </table:table-cell>
          <table:table-cell table:style-name="ce4" office:value-type="float" office:value="0.02933930001967" calcext:value-type="float">
            <text:p>2.933930001967E-02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Total chord error (mm)</text:p>
          </table:table-cell>
          <table:table-cell table:style-name="ce4" office:value-type="float" office:value="0.002990951697698" calcext:value-type="float">
            <text:p>2.990951697698E-03</text:p>
          </table:table-cell>
          <table:table-cell table:style-name="ce4" office:value-type="float" office:value="0.005148661124856" calcext:value-type="float">
            <text:p>5.148661124856E-03</text:p>
          </table:table-cell>
          <table:table-cell table:style-name="ce4" office:value-type="float" office:value="0.006561982225601" calcext:value-type="float">
            <text:p>6.561982225601E-03</text:p>
          </table:table-cell>
          <table:table-cell table:style-name="ce4" office:value-type="float" office:value="0.007331840610025" calcext:value-type="float">
            <text:p>7.331840610025E-03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Average chord error (mm)</text:p>
          </table:table-cell>
          <table:table-cell table:style-name="ce4" office:value-type="float" office:value="0.0000001386368637108" calcext:value-type="float">
            <text:p>1.386368637108E-07</text:p>
          </table:table-cell>
          <table:table-cell table:style-name="ce4" office:value-type="float" office:value="0.000000455835424954" calcext:value-type="float">
            <text:p>4.558354249540E-07</text:p>
          </table:table-cell>
          <table:table-cell table:style-name="ce4" office:value-type="float" office:value="0.0000007870915467915" calcext:value-type="float">
            <text:p>7.870915467915E-07</text:p>
          </table:table-cell>
          <table:table-cell table:style-name="ce4" office:value-type="float" office:value="0.0000009975293346972" calcext:value-type="float">
            <text:p>9.975293346972E-0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EFF1: Total chord error (mm)/Total chord length (mm) </text:p>
          </table:table-cell>
          <table:table-cell table:style-name="ce4" office:value-type="float" office:value="0.00001386987988559" calcext:value-type="float">
            <text:p>1.386987988559E-05</text:p>
          </table:table-cell>
          <table:table-cell table:style-name="ce4" office:value-type="float" office:value="0.00002387508767166" calcext:value-type="float">
            <text:p>2.387508767166E-05</text:p>
          </table:table-cell>
          <table:table-cell table:style-name="ce4" office:value-type="float" office:value="0.00003042915776933" calcext:value-type="float">
            <text:p>3.042915776933E-05</text:p>
          </table:table-cell>
          <table:table-cell table:style-name="ce4" office:value-type="float" office:value="0.00003399976598039" calcext:value-type="float">
            <text:p>3.39997659803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Total arc length (mm)</text:p>
          </table:table-cell>
          <table:table-cell table:style-name="ce4" office:value-type="float" office:value="215.6436645157" calcext:value-type="float">
            <text:p>2.156436645157E+02</text:p>
          </table:table-cell>
          <table:table-cell table:style-name="ce4" office:value-type="float" office:value="215.6499404054" calcext:value-type="float">
            <text:p>2.156499404054E+02</text:p>
          </table:table-cell>
          <table:table-cell table:style-name="ce4" office:value-type="float" office:value="215.647850494" calcext:value-type="float">
            <text:p>2.156478504940E+02</text:p>
          </table:table-cell>
          <table:table-cell table:style-name="ce4" office:value-type="float" office:value="215.6438668794" calcext:value-type="float">
            <text:p>2.156438668794E+02</text:p>
          </table:table-cell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Average arc length (mm)</text:p>
          </table:table-cell>
          <table:table-cell table:style-name="ce4" office:value-type="float" office:value="0.009995534648915" calcext:value-type="float">
            <text:p>9.995534648915E-03</text:p>
          </table:table-cell>
          <table:table-cell table:style-name="ce4" office:value-type="float" office:value="0.01909251353744" calcext:value-type="float">
            <text:p>1.909251353744E-02</text:p>
          </table:table-cell>
          <table:table-cell table:style-name="ce4" office:value-type="float" office:value="0.0258663608605" calcext:value-type="float">
            <text:p>2.586636086050E-02</text:p>
          </table:table-cell>
          <table:table-cell table:style-name="ce4" office:value-type="float" office:value="0.02933930161625" calcext:value-type="float">
            <text:p>2.933930161625E-02</text:p>
          </table:table-cell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Total arc theta (rad)</text:p>
          </table:table-cell>
          <table:table-cell table:style-name="ce4" office:value-type="float" office:value="6.280515723261" calcext:value-type="float">
            <text:p>6.280515723261E+00</text:p>
          </table:table-cell>
          <table:table-cell table:style-name="ce4" office:value-type="float" office:value="6.283169115421" calcext:value-type="float">
            <text:p>6.283169115421E+00</text:p>
          </table:table-cell>
          <table:table-cell table:style-name="ce4" office:value-type="float" office:value="6.282291919271" calcext:value-type="float">
            <text:p>6.282291919271E+00</text:p>
          </table:table-cell>
          <table:table-cell table:style-name="ce4" office:value-type="float" office:value="6.280610715483" calcext:value-type="float">
            <text:p>6.280610715483E+00</text:p>
          </table:table-cell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Average arc theta (rad)</text:p>
          </table:table-cell>
          <table:table-cell table:style-name="ce4" office:value-type="float" office:value="0.0002911150330611" calcext:value-type="float">
            <text:p>2.911150330611E-04</text:p>
          </table:table-cell>
          <table:table-cell table:style-name="ce4" office:value-type="float" office:value="0.0005562788061462" calcext:value-type="float">
            <text:p>5.562788061462E-04</text:p>
          </table:table-cell>
          <table:table-cell table:style-name="ce4" office:value-type="float" office:value="0.0007535434711852" calcext:value-type="float">
            <text:p>7.535434711852E-04</text:p>
          </table:table-cell>
          <table:table-cell table:style-name="ce4" office:value-type="float" office:value="0.0008545048592494" calcext:value-type="float">
            <text:p>8.545048592494E-04</text:p>
          </table:table-cell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Total arc area (mm2)</text:p>
          </table:table-cell>
          <table:table-cell table:style-name="ce4" office:value-type="float" office:value="0.00005185017589366" calcext:value-type="float">
            <text:p>5.185017589366E-05</text:p>
          </table:table-cell>
          <table:table-cell table:style-name="ce4" office:value-type="float" office:value="0.0001275076043292" calcext:value-type="float">
            <text:p>1.275076043292E-04</text:p>
          </table:table-cell>
          <table:table-cell table:style-name="ce4" office:value-type="float" office:value="0.0001849039783361" calcext:value-type="float">
            <text:p>1.849039783361E-04</text:p>
          </table:table-cell>
          <table:table-cell table:style-name="ce4" office:value-type="float" office:value="0.0002200267776119" calcext:value-type="float">
            <text:p>2.200267776119E-04</text:p>
          </table:table-cell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Average arc area (mm2)</text:p>
          </table:table-cell>
          <table:table-cell table:style-name="ce4" office:value-type="float" office:value="0.00000000240336404439" calcext:value-type="float">
            <text:p>2.403364044390E-09</text:p>
          </table:table-cell>
          <table:table-cell table:style-name="ce4" office:value-type="float" office:value="0.00000001128885385827" calcext:value-type="float">
            <text:p>1.128885385827E-08</text:p>
          </table:table-cell>
          <table:table-cell table:style-name="ce4" office:value-type="float" office:value="0.00000002217871876407" calcext:value-type="float">
            <text:p>2.217871876407E-08</text:p>
          </table:table-cell>
          <table:table-cell table:style-name="ce4" office:value-type="float" office:value="0.00000002993561600162" calcext:value-type="float">
            <text:p>2.993561600162E-08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EFF2: Total arc area (mm2)/Total number of chords</text:p>
          </table:table-cell>
          <table:table-cell table:style-name="ce4" office:value-type="float" office:value="0.00001386987988559" calcext:value-type="float">
            <text:p>1.386987988559E-05</text:p>
          </table:table-cell>
          <table:table-cell table:style-name="ce4" office:value-type="float" office:value="0.00002387508767166" calcext:value-type="float">
            <text:p>2.387508767166E-05</text:p>
          </table:table-cell>
          <table:table-cell table:style-name="ce4" office:value-type="float" office:value="0.00003042915776933" calcext:value-type="float">
            <text:p>3.042915776933E-05</text:p>
          </table:table-cell>
          <table:table-cell table:style-name="ce4" office:value-type="float" office:value="0.00003399976598039" calcext:value-type="float">
            <text:p>3.399976598039E-05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Algorithm simulation runtime (s) on computer</text:p>
          </table:table-cell>
          <table:table-cell table:style-name="ce1" office:value-type="float" office:value="7.666885778" calcext:value-type="float">
            <text:p>7.666885778</text:p>
          </table:table-cell>
          <table:table-cell table:style-name="ce8" office:value-type="float" office:value="7.944394804" calcext:value-type="float">
            <text:p>7.944394804</text:p>
          </table:table-cell>
          <table:table-cell table:style-name="ce8" office:value-type="float" office:value="11.623694555" calcext:value-type="float">
            <text:p>11.623694555</text:p>
          </table:table-cell>
          <table:table-cell table:style-name="ce1" office:value-type="float" office:value="17.727261394" calcext:value-type="float">
            <text:p>17.727261394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rve Type</text:p>
          </table:table-cell>
          <table:table-cell table:style-name="Default"/>
          <table:table-cell/>
          <table:table-cell table:number-columns-repeated="4" table:style-name="ce9" office:value-type="string" calcext:value-type="string">
            <text:p>ELLIP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Feedrate Command FC (mm/s)</text:p>
          </table:table-cell>
          <table:table-cell table:style-name="Default"/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ser Lamda Accn Safety Factor</text:p>
          </table:table-cell>
          <table:table-cell table:style-name="Default"/>
          <table:table-cell/>
          <table:table-cell table:number-columns-repeated="4" table:style-name="ce9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TOT INTERPOLATED POINTS </text:p>
          </table:table-cell>
          <table:table-cell table:style-name="ce5" office:value-type="float" office:value="-21575" calcext:value-type="float">
            <text:p>-21575</text:p>
          </table:table-cell>
          <table:table-cell/>
          <table:table-cell table:style-name="ce19" table:formula="of:=(-1)*[.C25]" office:value-type="float" office:value="21575" calcext:value-type="float">
            <text:p>21575</text:p>
          </table:table-cell>
          <table:table-cell table:style-name="ce9" office:value-type="float" office:value="11296" calcext:value-type="float">
            <text:p>11296</text:p>
          </table:table-cell>
          <table:table-cell table:style-name="ce9" office:value-type="float" office:value="8338" calcext:value-type="float">
            <text:p>8338</text:p>
          </table:table-cell>
          <table:table-cell table:style-name="ce9" office:value-type="float" office:value="7351" calcext:value-type="float">
            <text:p>73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SUM CHORD-LENGTH (mm) <text:s text:c="2"/></text:p>
          </table:table-cell>
          <table:table-cell table:style-name="ce6" office:value-type="float" office:value="-215.6436625529" calcext:value-type="float">
            <text:p>-2.156436625529E+02</text:p>
          </table:table-cell>
          <table:table-cell/>
          <table:table-cell table:formula="of:=(-1)*[.C26]" office:value-type="float" office:value="215.6436625529" calcext:value-type="float">
            <text:p>2.156436625529E+02</text:p>
          </table:table-cell>
          <table:table-cell table:style-name="ce6" office:value-type="float" office:value="215.6499358521" calcext:value-type="float">
            <text:p>2.156499358521E+02</text:p>
          </table:table-cell>
          <table:table-cell table:style-name="ce6" office:value-type="float" office:value="215.6478426167" calcext:value-type="float">
            <text:p>2.156478426167E+02</text:p>
          </table:table-cell>
          <table:table-cell table:style-name="ce6" office:value-type="float" office:value="215.6438551446" calcext:value-type="float">
            <text:p>2.156438551446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AVG CHORD-LENGTH (mm) <text:s text:c="2"/></text:p>
          </table:table-cell>
          <table:table-cell table:style-name="ce6" office:value-type="float" office:value="-0.009995534557936" calcext:value-type="float">
            <text:p>-9.995534557936E-03</text:p>
          </table:table-cell>
          <table:table-cell/>
          <table:table-cell table:formula="of:=(-1)*[.C27]" office:value-type="float" office:value="0.009995534557936" calcext:value-type="float">
            <text:p>9.995534557936E-03</text:p>
          </table:table-cell>
          <table:table-cell table:style-name="ce6" office:value-type="float" office:value="0.01909251313431" calcext:value-type="float">
            <text:p>1.909251313431E-02</text:p>
          </table:table-cell>
          <table:table-cell table:style-name="ce6" office:value-type="float" office:value="0.02586635991565" calcext:value-type="float">
            <text:p>2.586635991565E-02</text:p>
          </table:table-cell>
          <table:table-cell table:style-name="ce6" office:value-type="float" office:value="0.02933930001967" calcext:value-type="float">
            <text:p>2.933930001967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SUM CHORD-ERROR <text:s/>(mm) <text:s text:c="2"/></text:p>
          </table:table-cell>
          <table:table-cell table:style-name="ce6" office:value-type="float" office:value="-0.002990951697698" calcext:value-type="float">
            <text:p>-2.990951697698E-03</text:p>
          </table:table-cell>
          <table:table-cell/>
          <table:table-cell table:formula="of:=(-1)*[.C28]" office:value-type="float" office:value="0.002990951697698" calcext:value-type="float">
            <text:p>2.990951697698E-03</text:p>
          </table:table-cell>
          <table:table-cell table:style-name="ce6" office:value-type="float" office:value="0.005148661124856" calcext:value-type="float">
            <text:p>5.148661124856E-03</text:p>
          </table:table-cell>
          <table:table-cell table:style-name="ce6" office:value-type="float" office:value="0.006561982225601" calcext:value-type="float">
            <text:p>6.561982225601E-03</text:p>
          </table:table-cell>
          <table:table-cell table:style-name="ce6" office:value-type="float" office:value="0.007331840610025" calcext:value-type="float">
            <text:p>7.331840610025E-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AVG CHORD-ERROR <text:s/>(mm) <text:s text:c="2"/></text:p>
          </table:table-cell>
          <table:table-cell table:style-name="ce6" office:value-type="float" office:value="-0.0000001386368637108" calcext:value-type="float">
            <text:p>-1.386368637108E-07</text:p>
          </table:table-cell>
          <table:table-cell/>
          <table:table-cell table:formula="of:=(-1)*[.C29]" office:value-type="float" office:value="0.0000001386368637108" calcext:value-type="float">
            <text:p>1.386368637108E-07</text:p>
          </table:table-cell>
          <table:table-cell table:style-name="ce6" office:value-type="float" office:value="0.000000455835424954" calcext:value-type="float">
            <text:p>4.558354249540E-07</text:p>
          </table:table-cell>
          <table:table-cell table:style-name="ce6" office:value-type="float" office:value="0.0000007870915467915" calcext:value-type="float">
            <text:p>7.870915467915E-07</text:p>
          </table:table-cell>
          <table:table-cell table:style-name="ce6" office:value-type="float" office:value="0.0000009975293346972" calcext:value-type="float">
            <text:p>9.975293346972E-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EFFICIENCY ERROR/CHORD <text:s/></text:p>
          </table:table-cell>
          <table:table-cell table:style-name="ce6" office:value-type="float" office:value="-0.00001386987988559" calcext:value-type="float">
            <text:p>-1.386987988559E-05</text:p>
          </table:table-cell>
          <table:table-cell/>
          <table:table-cell table:formula="of:=(-1)*[.C30]" office:value-type="float" office:value="0.00001386987988559" calcext:value-type="float">
            <text:p>1.386987988559E-05</text:p>
          </table:table-cell>
          <table:table-cell table:style-name="ce6" office:value-type="float" office:value="0.00002387508767166" calcext:value-type="float">
            <text:p>2.387508767166E-05</text:p>
          </table:table-cell>
          <table:table-cell table:style-name="ce6" office:value-type="float" office:value="0.00003042915776933" calcext:value-type="float">
            <text:p>3.042915776933E-05</text:p>
          </table:table-cell>
          <table:table-cell table:style-name="ce6" office:value-type="float" office:value="0.00003399976598039" calcext:value-type="float">
            <text:p>3.399976598039E-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SUM ARC-LENGTH <text:s text:c="2"/>(mm) <text:s text:c="2"/></text:p>
          </table:table-cell>
          <table:table-cell table:style-name="ce6" office:value-type="float" office:value="-215.6436645157" calcext:value-type="float">
            <text:p>-2.156436645157E+02</text:p>
          </table:table-cell>
          <table:table-cell/>
          <table:table-cell table:formula="of:=(-1)*[.C31]" office:value-type="float" office:value="215.6436645157" calcext:value-type="float">
            <text:p>2.156436645157E+02</text:p>
          </table:table-cell>
          <table:table-cell table:style-name="ce6" office:value-type="float" office:value="215.6499404054" calcext:value-type="float">
            <text:p>2.156499404054E+02</text:p>
          </table:table-cell>
          <table:table-cell table:style-name="ce6" office:value-type="float" office:value="215.647850494" calcext:value-type="float">
            <text:p>2.156478504940E+02</text:p>
          </table:table-cell>
          <table:table-cell table:style-name="ce6" office:value-type="float" office:value="215.6438668794" calcext:value-type="float">
            <text:p>2.156438668794E+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AVG ARC-LENGTH <text:s text:c="2"/>(mm) <text:s text:c="2"/></text:p>
          </table:table-cell>
          <table:table-cell table:style-name="ce6" office:value-type="float" office:value="-0.009995534648915" calcext:value-type="float">
            <text:p>-9.995534648915E-03</text:p>
          </table:table-cell>
          <table:table-cell/>
          <table:table-cell table:formula="of:=(-1)*[.C32]" office:value-type="float" office:value="0.009995534648915" calcext:value-type="float">
            <text:p>9.995534648915E-03</text:p>
          </table:table-cell>
          <table:table-cell table:style-name="ce6" office:value-type="float" office:value="0.01909251353744" calcext:value-type="float">
            <text:p>1.909251353744E-02</text:p>
          </table:table-cell>
          <table:table-cell table:style-name="ce6" office:value-type="float" office:value="0.0258663608605" calcext:value-type="float">
            <text:p>2.586636086050E-02</text:p>
          </table:table-cell>
          <table:table-cell table:style-name="ce6" office:value-type="float" office:value="0.02933930161625" calcext:value-type="float">
            <text:p>2.933930161625E-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SUM ARC-THETA <text:s text:c="3"/>(rad) <text:s/></text:p>
          </table:table-cell>
          <table:table-cell table:style-name="ce6" office:value-type="float" office:value="-6.280515723261" calcext:value-type="float">
            <text:p>-6.280515723261E+00</text:p>
          </table:table-cell>
          <table:table-cell/>
          <table:table-cell table:formula="of:=(-1)*[.C33]" office:value-type="float" office:value="6.280515723261" calcext:value-type="float">
            <text:p>6.280515723261E+00</text:p>
          </table:table-cell>
          <table:table-cell table:style-name="ce6" office:value-type="float" office:value="6.283169115421" calcext:value-type="float">
            <text:p>6.283169115421E+00</text:p>
          </table:table-cell>
          <table:table-cell table:style-name="ce6" office:value-type="float" office:value="6.282291919271" calcext:value-type="float">
            <text:p>6.282291919271E+00</text:p>
          </table:table-cell>
          <table:table-cell table:style-name="ce6" office:value-type="float" office:value="6.280610715483" calcext:value-type="float">
            <text:p>6.280610715483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AVG ARC-THETA <text:s text:c="3"/>(rad) <text:s/></text:p>
          </table:table-cell>
          <table:table-cell table:style-name="ce6" office:value-type="float" office:value="-0.0002911150330611" calcext:value-type="float">
            <text:p>-2.911150330611E-04</text:p>
          </table:table-cell>
          <table:table-cell/>
          <table:table-cell table:formula="of:=(-1)*[.C34]" office:value-type="float" office:value="0.0002911150330611" calcext:value-type="float">
            <text:p>2.911150330611E-04</text:p>
          </table:table-cell>
          <table:table-cell table:style-name="ce6" office:value-type="float" office:value="0.0005562788061462" calcext:value-type="float">
            <text:p>5.562788061462E-04</text:p>
          </table:table-cell>
          <table:table-cell table:style-name="ce6" office:value-type="float" office:value="0.0007535434711852" calcext:value-type="float">
            <text:p>7.535434711852E-04</text:p>
          </table:table-cell>
          <table:table-cell table:style-name="ce6" office:value-type="float" office:value="0.0008545048592494" calcext:value-type="float">
            <text:p>8.545048592494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SUM ARC-AREA <text:s text:c="4"/>(mm2) <text:s/></text:p>
          </table:table-cell>
          <table:table-cell table:style-name="ce6" office:value-type="float" office:value="-0.00005185017589366" calcext:value-type="float">
            <text:p>-5.185017589366E-05</text:p>
          </table:table-cell>
          <table:table-cell/>
          <table:table-cell table:formula="of:=(-1)*[.C35]" office:value-type="float" office:value="0.00005185017589366" calcext:value-type="float">
            <text:p>5.185017589366E-05</text:p>
          </table:table-cell>
          <table:table-cell table:style-name="ce6" office:value-type="float" office:value="0.0001275076043292" calcext:value-type="float">
            <text:p>1.275076043292E-04</text:p>
          </table:table-cell>
          <table:table-cell table:style-name="ce6" office:value-type="float" office:value="0.0001849039783361" calcext:value-type="float">
            <text:p>1.849039783361E-04</text:p>
          </table:table-cell>
          <table:table-cell table:style-name="ce6" office:value-type="float" office:value="0.0002200267776119" calcext:value-type="float">
            <text:p>2.200267776119E-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AVG ARC-AREA <text:s text:c="4"/>(mm2) <text:s/></text:p>
          </table:table-cell>
          <table:table-cell table:style-name="ce6" office:value-type="float" office:value="-0.00000000240336404439" calcext:value-type="float">
            <text:p>-2.403364044390E-09</text:p>
          </table:table-cell>
          <table:table-cell/>
          <table:table-cell table:formula="of:=(-1)*[.C36]" office:value-type="float" office:value="0.00000000240336404439" calcext:value-type="float">
            <text:p>2.403364044390E-09</text:p>
          </table:table-cell>
          <table:table-cell table:style-name="ce6" office:value-type="float" office:value="0.00000001128885385827" calcext:value-type="float">
            <text:p>1.128885385827E-08</text:p>
          </table:table-cell>
          <table:table-cell table:style-name="ce6" office:value-type="float" office:value="0.00000002217871876407" calcext:value-type="float">
            <text:p>2.217871876407E-08</text:p>
          </table:table-cell>
          <table:table-cell table:style-name="ce6" office:value-type="float" office:value="0.00000002993561600162" calcext:value-type="float">
            <text:p>2.993561600162E-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C10-L0.18-A27-ELLIPSE EFFICIENCY AREA/ARC <text:s text:c="4"/></text:p>
          </table:table-cell>
          <table:table-cell table:style-name="ce6" office:value-type="float" office:value="-0.00001386987988559" calcext:value-type="float">
            <text:p>-1.386987988559E-05</text:p>
          </table:table-cell>
          <table:table-cell/>
          <table:table-cell table:formula="of:=(-1)*[.C37]" office:value-type="float" office:value="0.00001386987988559" calcext:value-type="float">
            <text:p>1.386987988559E-05</text:p>
          </table:table-cell>
          <table:table-cell table:style-name="ce6" office:value-type="float" office:value="0.00002387508767166" calcext:value-type="float">
            <text:p>2.387508767166E-05</text:p>
          </table:table-cell>
          <table:table-cell table:style-name="ce6" office:value-type="float" office:value="0.00003042915776933" calcext:value-type="float">
            <text:p>3.042915776933E-05</text:p>
          </table:table-cell>
          <table:table-cell table:style-name="ce6" office:value-type="float" office:value="0.00003399976598039" calcext:value-type="float">
            <text:p>3.399976598039E-0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5:22:10.81" calcext:value-type="date">
            <text:p>2023-09-30 15:22:10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66885778 seconds.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BUTTERFLY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ELLIPSE TOT INTERPOLATED POINTS </text:p>
          </table:table-cell>
          <table:table-cell table:style-name="Default" office:value-type="float" office:value="-11296" calcext:value-type="float">
            <text:p>-11296</text:p>
          </table:table-cell>
          <table:table-cell/>
          <table:table-cell table:style-name="Default" table:formula="of:=(-1)*[.C43]" office:value-type="float" office:value="11296" calcext:value-type="float">
            <text:p>112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20-L0.18-A27-ELLIPSE SUM CHORD-LENGTH (mm) <text:s text:c="2"/></text:p>
          </table:table-cell>
          <table:table-cell office:value-type="float" office:value="-215.6499358521" calcext:value-type="float">
            <text:p>-2.16E+02</text:p>
          </table:table-cell>
          <table:table-cell/>
          <table:table-cell table:formula="of:=(-1)*[.C44]" office:value-type="float" office:value="215.6499358521" calcext:value-type="float">
            <text:p>2.156499358521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AVG CHORD-LENGTH (mm) <text:s text:c="2"/></text:p>
          </table:table-cell>
          <table:table-cell office:value-type="float" office:value="-0.01909251313431" calcext:value-type="float">
            <text:p>-1.91E-02</text:p>
          </table:table-cell>
          <table:table-cell/>
          <table:table-cell table:formula="of:=(-1)*[.C45]" office:value-type="float" office:value="0.01909251313431" calcext:value-type="float">
            <text:p>1.909251313431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SUM CHORD-ERROR <text:s/>(mm) <text:s text:c="2"/></text:p>
          </table:table-cell>
          <table:table-cell office:value-type="float" office:value="-0.005148661124856" calcext:value-type="float">
            <text:p>-5.15E-03</text:p>
          </table:table-cell>
          <table:table-cell/>
          <table:table-cell table:formula="of:=(-1)*[.C46]" office:value-type="float" office:value="0.005148661124856" calcext:value-type="float">
            <text:p>5.148661124856E-03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AVG CHORD-ERROR <text:s/>(mm) <text:s text:c="2"/></text:p>
          </table:table-cell>
          <table:table-cell office:value-type="float" office:value="-0.000000455835424954" calcext:value-type="float">
            <text:p>-4.56E-07</text:p>
          </table:table-cell>
          <table:table-cell/>
          <table:table-cell table:formula="of:=(-1)*[.C47]" office:value-type="float" office:value="0.000000455835424954" calcext:value-type="float">
            <text:p>4.558354249540E-07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EFFICIENCY ERROR/CHORD <text:s/></text:p>
          </table:table-cell>
          <table:table-cell office:value-type="float" office:value="-0.00002387508767166" calcext:value-type="float">
            <text:p>-2.39E-05</text:p>
          </table:table-cell>
          <table:table-cell/>
          <table:table-cell table:formula="of:=(-1)*[.C48]" office:value-type="float" office:value="0.00002387508767166" calcext:value-type="float">
            <text:p>2.387508767166E-05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SUM ARC-LENGTH <text:s text:c="2"/>(mm) <text:s text:c="2"/></text:p>
          </table:table-cell>
          <table:table-cell office:value-type="float" office:value="-215.6499404054" calcext:value-type="float">
            <text:p>-2.16E+02</text:p>
          </table:table-cell>
          <table:table-cell/>
          <table:table-cell table:formula="of:=(-1)*[.C49]" office:value-type="float" office:value="215.6499404054" calcext:value-type="float">
            <text:p>2.156499404054E+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AVG ARC-LENGTH <text:s text:c="2"/>(mm) <text:s text:c="2"/></text:p>
          </table:table-cell>
          <table:table-cell office:value-type="float" office:value="-0.01909251353744" calcext:value-type="float">
            <text:p>-1.91E-02</text:p>
          </table:table-cell>
          <table:table-cell/>
          <table:table-cell table:formula="of:=(-1)*[.C50]" office:value-type="float" office:value="0.01909251353744" calcext:value-type="float">
            <text:p>1.909251353744E-0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SUM ARC-THETA <text:s text:c="3"/>(rad) <text:s/></text:p>
          </table:table-cell>
          <table:table-cell office:value-type="float" office:value="-6.283169115421" calcext:value-type="float">
            <text:p>-6.28E+00</text:p>
          </table:table-cell>
          <table:table-cell/>
          <table:table-cell table:formula="of:=(-1)*[.C51]" office:value-type="float" office:value="6.283169115421" calcext:value-type="float">
            <text:p>6.283169115421E+00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AVG ARC-THETA <text:s text:c="3"/>(rad) <text:s/></text:p>
          </table:table-cell>
          <table:table-cell office:value-type="float" office:value="-0.0005562788061462" calcext:value-type="float">
            <text:p>-5.56E-04</text:p>
          </table:table-cell>
          <table:table-cell/>
          <table:table-cell table:formula="of:=(-1)*[.C52]" office:value-type="float" office:value="0.0005562788061462" calcext:value-type="float">
            <text:p>5.562788061462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SUM ARC-AREA <text:s text:c="4"/>(mm2) <text:s/></text:p>
          </table:table-cell>
          <table:table-cell office:value-type="float" office:value="-0.0001275076043292" calcext:value-type="float">
            <text:p>-1.28E-04</text:p>
          </table:table-cell>
          <table:table-cell/>
          <table:table-cell table:formula="of:=(-1)*[.C53]" office:value-type="float" office:value="0.0001275076043292" calcext:value-type="float">
            <text:p>1.275076043292E-04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AVG ARC-AREA <text:s text:c="4"/>(mm2) <text:s/></text:p>
          </table:table-cell>
          <table:table-cell office:value-type="float" office:value="-0.00000001128885385827" calcext:value-type="float">
            <text:p>-1.13E-08</text:p>
          </table:table-cell>
          <table:table-cell/>
          <table:table-cell table:formula="of:=(-1)*[.C54]" office:value-type="float" office:value="0.00000001128885385827" calcext:value-type="float">
            <text:p>1.128885385827E-08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C20-L0.18-A27-ELLIPSE EFFICIENCY AREA/ARC <text:s text:c="4"/></text:p>
          </table:table-cell>
          <table:table-cell office:value-type="float" office:value="-0.00002387508767166" calcext:value-type="float">
            <text:p>-2.39E-05</text:p>
          </table:table-cell>
          <table:table-cell/>
          <table:table-cell table:formula="of:=(-1)*[.C55]" office:value-type="float" office:value="0.00002387508767166" calcext:value-type="float">
            <text:p>2.387508767166E-05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5:25:29.07" calcext:value-type="date">
            <text:p>2023-09-30 15:25:29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7.944394804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TOT INTERPOLATED POINTS </text:p>
          </table:table-cell>
          <table:table-cell table:style-name="Default" office:value-type="float" office:value="-8338" calcext:value-type="float">
            <text:p>-8338</text:p>
          </table:table-cell>
          <table:table-cell/>
          <table:table-cell table:style-name="Default" table:formula="of:=(-1)*[.C61]" office:value-type="float" office:value="8338" calcext:value-type="float">
            <text:p>83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SUM CHORD-LENGTH (mm) <text:s text:c="2"/></text:p>
          </table:table-cell>
          <table:table-cell office:value-type="float" office:value="-215.6478426167" calcext:value-type="float">
            <text:p>-2.16E+02</text:p>
          </table:table-cell>
          <table:table-cell/>
          <table:table-cell table:formula="of:=(-1)*[.C62]" office:value-type="float" office:value="215.6478426167" calcext:value-type="float">
            <text:p>2.156478426167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AVG CHORD-LENGTH (mm) <text:s text:c="2"/></text:p>
          </table:table-cell>
          <table:table-cell office:value-type="float" office:value="-0.02586635991565" calcext:value-type="float">
            <text:p>-2.59E-02</text:p>
          </table:table-cell>
          <table:table-cell/>
          <table:table-cell table:formula="of:=(-1)*[.C63]" office:value-type="float" office:value="0.02586635991565" calcext:value-type="float">
            <text:p>2.586635991565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SUM CHORD-ERROR <text:s/>(mm) <text:s text:c="2"/></text:p>
          </table:table-cell>
          <table:table-cell office:value-type="float" office:value="-0.006561982225601" calcext:value-type="float">
            <text:p>-6.56E-03</text:p>
          </table:table-cell>
          <table:table-cell/>
          <table:table-cell table:formula="of:=(-1)*[.C64]" office:value-type="float" office:value="0.006561982225601" calcext:value-type="float">
            <text:p>6.561982225601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AVG CHORD-ERROR <text:s/>(mm) <text:s text:c="2"/></text:p>
          </table:table-cell>
          <table:table-cell office:value-type="float" office:value="-0.0000007870915467915" calcext:value-type="float">
            <text:p>-7.87E-07</text:p>
          </table:table-cell>
          <table:table-cell/>
          <table:table-cell table:formula="of:=(-1)*[.C65]" office:value-type="float" office:value="0.0000007870915467915" calcext:value-type="float">
            <text:p>7.870915467915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EFFICIENCY ERROR/CHORD <text:s/></text:p>
          </table:table-cell>
          <table:table-cell office:value-type="float" office:value="-0.00003042915776933" calcext:value-type="float">
            <text:p>-3.04E-05</text:p>
          </table:table-cell>
          <table:table-cell/>
          <table:table-cell table:formula="of:=(-1)*[.C66]" office:value-type="float" office:value="0.00003042915776933" calcext:value-type="float">
            <text:p>3.042915776933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SUM ARC-LENGTH <text:s text:c="2"/>(mm) <text:s text:c="2"/></text:p>
          </table:table-cell>
          <table:table-cell office:value-type="float" office:value="-215.647850494" calcext:value-type="float">
            <text:p>-2.16E+02</text:p>
          </table:table-cell>
          <table:table-cell/>
          <table:table-cell table:formula="of:=(-1)*[.C67]" office:value-type="float" office:value="215.647850494" calcext:value-type="float">
            <text:p>2.156478504940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AVG ARC-LENGTH <text:s text:c="2"/>(mm) <text:s text:c="2"/></text:p>
          </table:table-cell>
          <table:table-cell office:value-type="float" office:value="-0.0258663608605" calcext:value-type="float">
            <text:p>-2.59E-02</text:p>
          </table:table-cell>
          <table:table-cell/>
          <table:table-cell table:formula="of:=(-1)*[.C68]" office:value-type="float" office:value="0.0258663608605" calcext:value-type="float">
            <text:p>2.586636086050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SUM ARC-THETA <text:s text:c="3"/>(rad) <text:s/></text:p>
          </table:table-cell>
          <table:table-cell office:value-type="float" office:value="-6.282291919271" calcext:value-type="float">
            <text:p>-6.28E+00</text:p>
          </table:table-cell>
          <table:table-cell/>
          <table:table-cell table:formula="of:=(-1)*[.C69]" office:value-type="float" office:value="6.282291919271" calcext:value-type="float">
            <text:p>6.282291919271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AVG ARC-THETA <text:s text:c="3"/>(rad) <text:s/></text:p>
          </table:table-cell>
          <table:table-cell office:value-type="float" office:value="-0.0007535434711852" calcext:value-type="float">
            <text:p>-7.54E-04</text:p>
          </table:table-cell>
          <table:table-cell/>
          <table:table-cell table:formula="of:=(-1)*[.C70]" office:value-type="float" office:value="0.0007535434711852" calcext:value-type="float">
            <text:p>7.535434711852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SUM ARC-AREA <text:s text:c="4"/>(mm2) <text:s/></text:p>
          </table:table-cell>
          <table:table-cell office:value-type="float" office:value="-0.0001849039783361" calcext:value-type="float">
            <text:p>-1.85E-04</text:p>
          </table:table-cell>
          <table:table-cell/>
          <table:table-cell table:formula="of:=(-1)*[.C71]" office:value-type="float" office:value="0.0001849039783361" calcext:value-type="float">
            <text:p>1.849039783361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AVG ARC-AREA <text:s text:c="4"/>(mm2) <text:s/></text:p>
          </table:table-cell>
          <table:table-cell office:value-type="float" office:value="-0.00000002217871876407" calcext:value-type="float">
            <text:p>-2.22E-08</text:p>
          </table:table-cell>
          <table:table-cell/>
          <table:table-cell table:formula="of:=(-1)*[.C72]" office:value-type="float" office:value="0.00000002217871876407" calcext:value-type="float">
            <text:p>2.217871876407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30-L0.18-A27-ELLIPSE EFFICIENCY AREA/ARC <text:s text:c="4"/></text:p>
          </table:table-cell>
          <table:table-cell office:value-type="float" office:value="-0.00003042915776933" calcext:value-type="float">
            <text:p>-3.04E-05</text:p>
          </table:table-cell>
          <table:table-cell/>
          <table:table-cell table:formula="of:=(-1)*[.C73]" office:value-type="float" office:value="0.00003042915776933" calcext:value-type="float">
            <text:p>3.042915776933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5:28:59.23" calcext:value-type="date">
            <text:p>2023-09-30 15:28:59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623694555 seconds.</text:p>
          </table:table-cell>
          <table:table-cell table:style-name="Default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(9) ALGORITHM EFFICIENCY STATISTICS 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TOT INTERPOLATED POINTS </text:p>
          </table:table-cell>
          <table:table-cell table:style-name="Default" office:value-type="float" office:value="-7351" calcext:value-type="float">
            <text:p>-7351</text:p>
          </table:table-cell>
          <table:table-cell/>
          <table:table-cell table:style-name="Default" table:formula="of:=(-1)*[.C80]" office:value-type="float" office:value="7351" calcext:value-type="float">
            <text:p>73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SUM CHORD-LENGTH (mm) <text:s text:c="2"/></text:p>
          </table:table-cell>
          <table:table-cell office:value-type="float" office:value="-215.6438551446" calcext:value-type="float">
            <text:p>-2.16E+02</text:p>
          </table:table-cell>
          <table:table-cell/>
          <table:table-cell table:formula="of:=(-1)*[.C81]" office:value-type="float" office:value="215.6438551446" calcext:value-type="float">
            <text:p>2.156438551446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AVG CHORD-LENGTH (mm) <text:s text:c="2"/></text:p>
          </table:table-cell>
          <table:table-cell office:value-type="float" office:value="-0.02933930001967" calcext:value-type="float">
            <text:p>-2.93E-02</text:p>
          </table:table-cell>
          <table:table-cell/>
          <table:table-cell table:formula="of:=(-1)*[.C82]" office:value-type="float" office:value="0.02933930001967" calcext:value-type="float">
            <text:p>2.933930001967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SUM CHORD-ERROR <text:s/>(mm) <text:s text:c="2"/></text:p>
          </table:table-cell>
          <table:table-cell office:value-type="float" office:value="-0.007331840610025" calcext:value-type="float">
            <text:p>-7.33E-03</text:p>
          </table:table-cell>
          <table:table-cell/>
          <table:table-cell table:formula="of:=(-1)*[.C83]" office:value-type="float" office:value="0.007331840610025" calcext:value-type="float">
            <text:p>7.331840610025E-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AVG CHORD-ERROR <text:s/>(mm) <text:s text:c="2"/></text:p>
          </table:table-cell>
          <table:table-cell office:value-type="float" office:value="-0.0000009975293346972" calcext:value-type="float">
            <text:p>-9.98E-07</text:p>
          </table:table-cell>
          <table:table-cell/>
          <table:table-cell table:formula="of:=(-1)*[.C84]" office:value-type="float" office:value="0.0000009975293346972" calcext:value-type="float">
            <text:p>9.975293346972E-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EFFICIENCY ERROR/CHORD <text:s/></text:p>
          </table:table-cell>
          <table:table-cell office:value-type="float" office:value="-0.00003399976598039" calcext:value-type="float">
            <text:p>-3.40E-05</text:p>
          </table:table-cell>
          <table:table-cell/>
          <table:table-cell table:formula="of:=(-1)*[.C85]" office:value-type="float" office:value="0.00003399976598039" calcext:value-type="float">
            <text:p>3.399976598039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SUM ARC-LENGTH <text:s text:c="2"/>(mm) <text:s text:c="2"/></text:p>
          </table:table-cell>
          <table:table-cell office:value-type="float" office:value="-215.6438668794" calcext:value-type="float">
            <text:p>-2.16E+02</text:p>
          </table:table-cell>
          <table:table-cell/>
          <table:table-cell table:formula="of:=(-1)*[.C86]" office:value-type="float" office:value="215.6438668794" calcext:value-type="float">
            <text:p>2.156438668794E+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AVG ARC-LENGTH <text:s text:c="2"/>(mm) <text:s text:c="2"/></text:p>
          </table:table-cell>
          <table:table-cell office:value-type="float" office:value="-0.02933930161625" calcext:value-type="float">
            <text:p>-2.93E-02</text:p>
          </table:table-cell>
          <table:table-cell/>
          <table:table-cell table:formula="of:=(-1)*[.C87]" office:value-type="float" office:value="0.02933930161625" calcext:value-type="float">
            <text:p>2.933930161625E-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SUM ARC-THETA <text:s text:c="3"/>(rad) <text:s/></text:p>
          </table:table-cell>
          <table:table-cell office:value-type="float" office:value="-6.280610715483" calcext:value-type="float">
            <text:p>-6.28E+00</text:p>
          </table:table-cell>
          <table:table-cell/>
          <table:table-cell table:formula="of:=(-1)*[.C88]" office:value-type="float" office:value="6.280610715483" calcext:value-type="float">
            <text:p>6.280610715483E+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AVG ARC-THETA <text:s text:c="3"/>(rad) <text:s/></text:p>
          </table:table-cell>
          <table:table-cell office:value-type="float" office:value="-0.0008545048592494" calcext:value-type="float">
            <text:p>-8.55E-04</text:p>
          </table:table-cell>
          <table:table-cell/>
          <table:table-cell table:formula="of:=(-1)*[.C89]" office:value-type="float" office:value="0.0008545048592494" calcext:value-type="float">
            <text:p>8.545048592494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SUM ARC-AREA <text:s text:c="4"/>(mm2) <text:s/></text:p>
          </table:table-cell>
          <table:table-cell office:value-type="float" office:value="-0.0002200267776119" calcext:value-type="float">
            <text:p>-2.20E-04</text:p>
          </table:table-cell>
          <table:table-cell/>
          <table:table-cell table:formula="of:=(-1)*[.C90]" office:value-type="float" office:value="0.0002200267776119" calcext:value-type="float">
            <text:p>2.200267776119E-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AVG ARC-AREA <text:s text:c="4"/>(mm2) <text:s/></text:p>
          </table:table-cell>
          <table:table-cell office:value-type="float" office:value="-0.00000002993561600162" calcext:value-type="float">
            <text:p>-2.99E-08</text:p>
          </table:table-cell>
          <table:table-cell/>
          <table:table-cell table:formula="of:=(-1)*[.C91]" office:value-type="float" office:value="0.00000002993561600162" calcext:value-type="float">
            <text:p>2.993561600162E-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C40-L0.18-A27-ELLIPSE EFFICIENCY AREA/ARC <text:s text:c="4"/></text:p>
          </table:table-cell>
          <table:table-cell office:value-type="float" office:value="-0.00003399976598039" calcext:value-type="float">
            <text:p>-3.40E-05</text:p>
          </table:table-cell>
          <table:table-cell/>
          <table:table-cell table:formula="of:=(-1)*[.C92]" office:value-type="float" office:value="0.00003399976598039" calcext:value-type="float">
            <text:p>3.399976598039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3" office:value-type="date" office:date-value="2023-09-30T15:32:13.74" calcext:value-type="date">
            <text:p>2023-09-30 15:32:13</text:p>
          </table:table-cell>
          <table:table-cell table:style-name="Default"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727261394 seconds. 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HAMDULILLAH 3 TIMES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9" loext:min-decimal-places="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6:18:07.765915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05:58:41.718639903</meta:creation-date>
    <dc:date>2023-10-03T07:26:53.881015734</dc:date>
    <meta:editing-duration>PT7H31M54S</meta:editing-duration>
    <meta:editing-cycles>26</meta:editing-cycles>
    <meta:generator>LibreOffice/6.4.7.2$Linux_X86_64 LibreOffice_project/40$Build-2</meta:generator>
    <meta:document-statistic meta:table-count="1" meta:cell-count="330" meta:object-count="0"/>
  </office:meta>
</office:document-meta>
</file>